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min-height="1.75cm" fo:min-width="5.1cm" fo:padding-top="0.175cm" fo:padding-bottom="0.175cm" fo:padding-left="0.3cm" fo:padding-right="0.3cm"/>
    </style:style>
    <style:style style:name="gr2" style:family="graphic" style:parent-style-name="standard">
      <style:graphic-properties svg:stroke-width="0.05cm" svg:stroke-color="#000000" draw:marker-start-width="0.355cm" draw:marker-end-width="0.355cm" draw:fill="solid" draw:fill-color="#ffffff" draw:textarea-horizontal-align="justify" draw:textarea-vertical-align="middle" draw:auto-grow-height="false" fo:min-height="0.839cm" fo:min-width="3.058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fill="solid" draw:fill-color="#ffffff" draw:textarea-horizontal-align="justify" draw:textarea-vertical-align="middle" draw:auto-grow-height="false" fo:min-height="0.84cm" fo:min-width="3.058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355cm" draw:marker-end-width="0.355cm" draw:fill="solid" draw:fill-color="#ffffff" draw:textarea-horizontal-align="justify" draw:textarea-vertical-align="middle" draw:auto-grow-height="false" fo:min-height="0.2cm" fo:min-width="0.2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min-height="0.93cm" fo:min-width="0.8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width="0.02cm" svg:stroke-color="#cc9900" draw:marker-start-width="0.275cm" draw:marker-end-width="0.275cm" draw:fill="solid" draw:fill-color="#ffff99" draw:textarea-horizontal-align="justify" draw:textarea-vertical-align="middle" draw:auto-grow-height="false" fo:min-height="1.037cm" fo:min-width="4.581cm" fo:padding-top="0.135cm" fo:padding-bottom="0.135cm" fo:padding-left="0.26cm" fo:padding-right="0.26cm"/>
    </style:style>
    <style:style style:name="gr10" style:family="graphic" style:parent-style-name="standard">
      <style:graphic-properties draw:stroke="none" svg:stroke-width="0.02cm" svg:stroke-color="#cc9900" draw:marker-start-width="0.275cm" draw:marker-end-width="0.275cm" draw:fill="solid" draw:fill-color="#ffff99" draw:textarea-horizontal-align="justify" draw:textarea-vertical-align="middle" draw:auto-grow-height="false" fo:min-height="1.037cm" fo:min-width="2.981cm" fo:padding-top="0.135cm" fo:padding-bottom="0.135cm" fo:padding-left="0.26cm" fo:padding-right="0.26cm"/>
    </style:style>
    <style:style style:name="gr11" style:family="graphic" style:parent-style-name="standard">
      <style:graphic-properties draw:stroke="none" svg:stroke-width="0.02cm" svg:stroke-color="#cc9900" draw:marker-start-width="0.275cm" draw:marker-end-width="0.275cm" draw:fill="solid" draw:fill-color="#ffff99" draw:textarea-horizontal-align="justify" draw:textarea-vertical-align="middle" draw:auto-grow-height="false" fo:min-height="1.037cm" fo:min-width="4.781cm" fo:padding-top="0.135cm" fo:padding-bottom="0.135cm" fo:padding-left="0.26cm" fo:padding-right="0.26cm"/>
    </style:style>
    <style:style style:name="gr12" style:family="graphic" style:parent-style-name="standard">
      <style:graphic-properties svg:stroke-width="0.05cm" svg:stroke-color="#000000" draw:marker-start-width="0.355cm" draw:marker-end-width="0.355cm" draw:fill="solid" draw:fill-color="#ffffff" draw:textarea-horizontal-align="justify" draw:textarea-vertical-align="middle" draw:auto-grow-height="false" fo:min-height="0.699cm" fo:min-width="2.35cm" fo:padding-top="0.15cm" fo:padding-bottom="0.15cm" fo:padding-left="0.275cm" fo:padding-right="0.275cm"/>
    </style:style>
    <style:style style:name="gr13" style:family="graphic" style:parent-style-name="standard">
      <style:graphic-properties svg:stroke-width="0.05cm" svg:stroke-color="#000000" draw:marker-start-width="0.355cm" draw:marker-end-width="0.355cm" draw:fill="solid" draw:fill-color="#ffffff" draw:textarea-horizontal-align="justify" draw:textarea-vertical-align="middle" draw:auto-grow-height="false" fo:min-height="0.627cm" fo:min-width="2.351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style:text-underline-style="solid" style:text-underline-width="bold" style:text-underline-color="font-color"/>
    </style:style>
    <style:style style:name="P5" style:family="paragraph">
      <loext:graphic-properties draw:fill="solid" draw:fill-color="#ffffff"/>
      <style:paragraph-properties fo:text-align="center"/>
      <style:text-properties style:text-underline-style="none"/>
    </style:style>
    <style:style style:name="P6" style:family="paragraph">
      <style:paragraph-properties fo:text-align="center"/>
      <style:text-properties style:text-underline-style="solid" style:text-underline-width="bold" style:text-und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ff99"/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bold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5.7cm" svg:height="2.1cm" svg:x="19.1cm" svg:y="16.3cm">
          <text:p text:style-name="P1"><text:span text:style-name="T1">ESTABL</text:span><text:span text:style-name="T1">ECIMIEN</text:span><text:span text:style-name="T1">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4" draw:id="id14" draw:layer="layout" svg:width="5.1cm" svg:height="1.611cm" svg:x="13.2cm" svg:y="14.2cm">
          <text:p text:style-name="P1">NOMBR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8" draw:id="id18" draw:layer="layout" svg:width="5.1cm" svg:height="1.611cm" svg:x="25.1cm" svg:y="18.789cm">
          <text:p text:style-name="P1">DIRECCIÓ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5" draw:id="id15" draw:layer="layout" svg:width="5.1cm" svg:height="1.611cm" svg:x="12cm" svg:y="16.4cm">
          <text:p text:style-name="P1">COORDENADA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1" draw:id="id21" draw:layer="layout" svg:width="5.1cm" svg:height="1.61cm" svg:x="19.4cm" svg:y="6.49cm">
          <text:p text:style-name="P1">CONTRASEÑ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0" draw:id="id20" draw:layer="layout" svg:width="5.1cm" svg:height="1.61cm" svg:x="13.1cm" svg:y="8.9cm">
          <text:p text:style-name="P1"><text:span text:style-name="T2">NOMBRE DE</text:span></text:p>
          <text:p text:style-name="P1"><text:span text:style-name="T2">USUARI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5.7cm" svg:height="2.1cm" svg:x="19.1cm" svg:y="25.9cm">
          <text:p text:style-name="P1"><text:span text:style-name="T1">PROGRA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12" draw:id="id12" draw:layer="layout" svg:width="5.1cm" svg:height="1.611cm" svg:x="22.9cm" svg:y="29.889cm">
          <text:p text:style-name="P1"><text:span text:style-name="T3">MOMENTO DE</text:span></text:p>
          <text:p text:style-name="P1"><text:span text:style-name="T3">INICI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11" draw:id="id11" draw:layer="layout" svg:width="5.1cm" svg:height="1.611cm" svg:x="26.4cm" svg:y="28.3cm">
          <text:p text:style-name="P1"><text:span text:style-name="T3">MOMENTO DE</text:span></text:p>
          <text:p text:style-name="P1"><text:span text:style-name="T3">F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10" draw:id="id10" draw:layer="layout" svg:width="5.1cm" svg:height="1.611cm" svg:x="26.4cm" svg:y="26.289cm">
          <text:p text:style-name="P1"><text:span text:style-name="T3">¿DESTACADO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9" draw:id="id9" draw:layer="layout" svg:width="5.1cm" svg:height="1.611cm" svg:x="25.6cm" svg:y="24.289cm">
          <text:p text:style-name="P6"><text:span text:style-name="T2">T</text:span><text:span text:style-name="T2">Í</text:span><text:span text:style-name="T2">T</text:span><text:span text:style-name="T2">U</text:span><text:span text:style-name="T2">L</text:span><text:span text:style-name="T2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3" draw:id="id13" draw:layer="layout" svg:width="5.1cm" svg:height="1.611cm" svg:x="17.6cm" svg:y="29.689cm">
          <text:p text:style-name="P1">DESCRIPCIÓ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9" draw:id="id19" draw:layer="layout" svg:width="5.1cm" svg:height="1.61cm" svg:x="26.5cm" svg:y="16.69cm">
          <text:p text:style-name="P1">ESTADO DE</text:p>
          <text:p text:style-name="P1">ACTIVACIÓ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5.7cm" svg:height="2.1cm" svg:x="19.1cm" svg:y="8.8cm">
          <text:p text:style-name="P1"><text:span text:style-name="T1">USUA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7" draw:id="id17" draw:layer="layout" svg:width="5.1cm" svg:height="1.611cm" svg:x="25.2cm" svg:y="14.6cm">
          <text:p text:style-name="P1">DESCRIPCIÓ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6" draw:id="id16" draw:layer="layout" svg:width="5.1cm" svg:height="1.611cm" svg:x="13.6cm" svg:y="18.489cm">
          <text:p text:style-name="P1">IMAGE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1.5cm" svg:height="1.5cm" draw:transform="rotate (-3.14159265358979) translate (22.7cm 14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7" draw:layer="layout" draw:type="line" svg:x1="21.95cm" svg:y1="10.9cm" svg:x2="21.95cm" svg:y2="13.1cm" draw:start-shape="id1" draw:start-glue-point="2" draw:end-shape="id2" draw:end-glue-point="7" svg:d="M21950 10900v2200" svg:viewBox="0 0 1 2201">
          <text:p/>
        </draw:connector>
        <draw:connector draw:style-name="gr5" draw:text-style-name="P7" draw:layer="layout" draw:type="line" svg:x1="21.95cm" svg:y1="16.3cm" svg:x2="21.95cm" svg:y2="14.6cm" draw:start-shape="id3" draw:start-glue-point="0" draw:end-shape="id2" draw:end-glue-point="4" svg:d="M21950 16300v-1700" svg:viewBox="0 0 1 1701">
          <text:p/>
        </draw:connector>
        <draw:custom-shape draw:style-name="gr1" draw:text-style-name="P2" xml:id="id6" draw:id="id6" draw:layer="layout" svg:width="5.7cm" svg:height="2.1cm" svg:x="5.709cm" svg:y="25.9cm">
          <text:p text:style-name="P1"><text:span text:style-name="T1">CATEGORÍ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8" draw:id="id8" draw:layer="layout" svg:width="5.1cm" svg:height="1.611cm" svg:x="6cm" svg:y="23.489cm">
          <text:p text:style-name="P1"><text:span text:style-name="T2">NOMB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5" draw:id="id5" draw:layer="layout" svg:width="2.8cm" svg:height="2.56cm" svg:x="14cm" svg:y="25.67cm">
          <text:p text:style-name="P1"><text:span text:style-name="T1">N: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draw:type="line" svg:x1="19.1cm" svg:y1="26.95cm" svg:x2="16.8cm" svg:y2="26.95cm" draw:start-shape="id4" draw:start-glue-point="3" draw:end-shape="id5" draw:end-glue-point="7" svg:d="M19100 26950h-2300" svg:viewBox="0 0 2301 1">
          <text:p/>
        </draw:connector>
        <draw:connector draw:style-name="gr5" draw:text-style-name="P7" draw:layer="layout" draw:type="line" svg:x1="14cm" svg:y1="26.95cm" svg:x2="11.409cm" svg:y2="26.95cm" draw:start-shape="id5" draw:start-glue-point="5" draw:end-shape="id6" draw:end-glue-point="1" svg:d="M14000 26950h-2591" svg:viewBox="0 0 2592 1">
          <text:p/>
        </draw:connector>
        <draw:custom-shape draw:style-name="gr6" draw:text-style-name="P2" xml:id="id7" draw:id="id7" draw:layer="layout" svg:width="2.8cm" svg:height="2.56cm" svg:x="20.55cm" svg:y="21cm">
          <text:p text:style-name="P1"><text:span text:style-name="T1">1: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draw:type="line" svg:x1="21.95cm" svg:y1="18.4cm" svg:x2="21.95cm" svg:y2="21cm" draw:start-shape="id3" draw:start-glue-point="2" draw:end-shape="id7" draw:end-glue-point="4" svg:d="M21950 18400v2600" svg:viewBox="0 0 1 2601">
          <text:p/>
        </draw:connector>
        <draw:connector draw:style-name="gr7" draw:text-style-name="P7" draw:layer="layout" draw:type="line" svg:x1="21.95cm" svg:y1="23.56cm" svg:x2="21.95cm" svg:y2="25.9cm" draw:start-shape="id7" draw:start-glue-point="6" draw:end-shape="id4" draw:end-glue-point="0" svg:d="M21950 23560v2340" svg:viewBox="0 0 1 2341">
          <text:p/>
        </draw:connector>
        <draw:custom-shape draw:style-name="gr3" draw:text-style-name="P3" xml:id="id22" draw:id="id22" draw:layer="layout" svg:width="5.1cm" svg:height="1.61cm" svg:x="25.8cm" svg:y="8.99cm">
          <text:p text:style-name="P1">PERMISO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line" svg:x1="8.55cm" svg:y1="25.1cm" svg:x2="8.559cm" svg:y2="25.9cm" draw:start-shape="id8" draw:start-glue-point="8" draw:end-shape="id6" draw:end-glue-point="0" svg:d="M8550 25100l9 800" svg:viewBox="0 0 10 801">
          <text:p/>
        </draw:connector>
        <draw:connector draw:style-name="gr8" draw:text-style-name="P7" draw:layer="layout" draw:type="line" svg:x1="24.8cm" svg:y1="26.95cm" svg:x2="26.346cm" svg:y2="25.664cm" draw:start-shape="id4" draw:start-glue-point="1" draw:end-shape="id9" draw:end-glue-point="7" svg:d="M24800 26950l1546-1286" svg:viewBox="0 0 1547 1287">
          <text:p/>
        </draw:connector>
        <draw:connector draw:style-name="gr8" draw:text-style-name="P7" draw:layer="layout" draw:type="line" svg:x1="24.8cm" svg:y1="26.95cm" svg:x2="26.4cm" svg:y2="27.095cm" draw:start-shape="id4" draw:start-glue-point="1" draw:end-shape="id10" draw:end-glue-point="6" svg:d="M24800 26950l1600 145" svg:viewBox="0 0 1601 146">
          <text:p/>
        </draw:connector>
        <draw:connector draw:style-name="gr8" draw:text-style-name="P7" draw:layer="layout" draw:type="line" svg:x1="27.146cm" svg:y1="28.536cm" svg:x2="24.8cm" svg:y2="26.95cm" draw:start-shape="id11" draw:start-glue-point="5" draw:end-shape="id4" draw:end-glue-point="1" svg:d="M27146 28536l-2346-1586" svg:viewBox="0 0 2347 1587">
          <text:p/>
        </draw:connector>
        <draw:connector draw:style-name="gr8" draw:text-style-name="P7" draw:layer="layout" draw:type="line" svg:x1="21.95cm" svg:y1="28cm" svg:x2="25.45cm" svg:y2="29.889cm" draw:start-shape="id4" draw:start-glue-point="2" draw:end-shape="id12" draw:end-glue-point="4" svg:d="M21950 28000l3500 1889" svg:viewBox="0 0 3501 1890">
          <text:p/>
        </draw:connector>
        <draw:connector draw:style-name="gr8" draw:text-style-name="P7" draw:layer="layout" draw:type="line" svg:x1="21.95cm" svg:y1="28cm" svg:x2="20.15cm" svg:y2="29.689cm" draw:start-shape="id4" draw:start-glue-point="2" draw:end-shape="id13" draw:end-glue-point="4" svg:d="M21950 28000l-1800 1689" svg:viewBox="0 0 1801 1690">
          <text:p/>
        </draw:connector>
        <draw:connector draw:style-name="gr8" draw:text-style-name="P7" draw:layer="layout" draw:type="line" svg:x1="17.554cm" svg:y1="15.575cm" svg:x2="19.1cm" svg:y2="17.35cm" draw:start-shape="id14" draw:start-glue-point="9" draw:end-shape="id3" svg:d="M17554 15575l1546 1775" svg:viewBox="0 0 1547 1776">
          <text:p/>
        </draw:connector>
        <draw:connector draw:style-name="gr8" draw:text-style-name="P7" draw:layer="layout" draw:type="line" svg:x1="17.1cm" svg:y1="17.206cm" svg:x2="19.1cm" svg:y2="17.35cm" draw:start-shape="id15" draw:start-glue-point="10" draw:end-shape="id3" draw:end-glue-point="3" svg:d="M17100 17206l2000 144" svg:viewBox="0 0 2001 145">
          <text:p/>
        </draw:connector>
        <draw:connector draw:style-name="gr8" draw:text-style-name="P7" draw:layer="layout" draw:type="line" svg:x1="19.1cm" svg:y1="17.35cm" svg:x2="17.954cm" svg:y2="18.725cm" draw:start-shape="id3" draw:start-glue-point="3" draw:end-shape="id16" draw:end-glue-point="11" svg:d="M19100 17350l-1146 1375" svg:viewBox="0 0 1147 1376">
          <text:p/>
        </draw:connector>
        <draw:connector draw:style-name="gr8" draw:text-style-name="P7" draw:layer="layout" draw:type="line" svg:x1="24.8cm" svg:y1="17.35cm" svg:x2="25.946cm" svg:y2="15.975cm" draw:start-shape="id3" draw:start-glue-point="1" draw:end-shape="id17" draw:end-glue-point="7" svg:d="M24800 17350l1146-1375" svg:viewBox="0 0 1147 1376">
          <text:p/>
        </draw:connector>
        <draw:connector draw:style-name="gr8" draw:text-style-name="P7" draw:layer="layout" draw:type="line" svg:x1="24.8cm" svg:y1="17.35cm" svg:x2="25.846cm" svg:y2="19.025cm" draw:start-shape="id3" draw:start-glue-point="1" draw:end-shape="id18" draw:end-glue-point="5" svg:d="M24800 17350l1046 1675" svg:viewBox="0 0 1047 1676">
          <text:p/>
        </draw:connector>
        <draw:connector draw:style-name="gr8" draw:text-style-name="P7" draw:layer="layout" draw:type="line" svg:x1="24.8cm" svg:y1="17.35cm" svg:x2="26.5cm" svg:y2="17.495cm" draw:start-shape="id3" draw:start-glue-point="1" draw:end-shape="id19" draw:end-glue-point="6" svg:d="M24800 17350l1700 145" svg:viewBox="0 0 1701 146">
          <text:p/>
        </draw:connector>
        <draw:connector draw:style-name="gr8" draw:text-style-name="P7" draw:layer="layout" draw:type="line" svg:x1="18.2cm" svg:y1="9.705cm" svg:x2="19.1cm" svg:y2="9.85cm" draw:start-shape="id20" draw:start-glue-point="10" draw:end-shape="id1" svg:d="M18200 9705l900 145" svg:viewBox="0 0 901 146">
          <text:p/>
        </draw:connector>
        <draw:connector draw:style-name="gr8" draw:text-style-name="P7" draw:layer="layout" draw:type="line" svg:x1="21.95cm" svg:y1="8.1cm" svg:x2="21.95cm" svg:y2="8.8cm" draw:start-shape="id21" draw:start-glue-point="8" draw:end-shape="id1" draw:end-glue-point="0" svg:d="M21950 8100v700" svg:viewBox="0 0 1 701">
          <text:p/>
        </draw:connector>
        <draw:connector draw:style-name="gr8" draw:text-style-name="P7" draw:layer="layout" draw:type="line" svg:x1="25.8cm" svg:y1="9.795cm" svg:x2="24.8cm" svg:y2="9.85cm" draw:start-shape="id22" draw:start-glue-point="6" draw:end-shape="id1" svg:d="M25800 9795l-1000 55" svg:viewBox="0 0 1001 56">
          <text:p/>
        </draw:connector>
        <draw:custom-shape draw:style-name="gr9" draw:text-style-name="P8" xml:id="id23" draw:id="id23" draw:layer="layout" svg:width="5.1cm" svg:height="1.57cm" svg:x="5.4cm" svg:y="21.23cm">
          <text:p text:style-name="P1"><text:span text:style-name="T4">Longitud &lt; 50 caracteres</text:span></text:p>
          <draw:enhanced-geometry svg:viewBox="0 0 21600 21600" draw:glue-points="10800 0 0 10800 10800 21600 21600 10800" draw:text-areas="0 0 21600 ?f11" draw:type="paper" draw:modifiers="17733.934522642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8" draw:text-style-name="P7" draw:layer="layout" draw:type="curve" svg:x1="7.95cm" svg:y1="22.8cm" svg:x2="8.55cm" svg:y2="23.489cm" draw:start-shape="id23" draw:start-glue-point="6" draw:end-shape="id8" draw:end-glue-point="4" svg:d="M7950 22800c0 498 600 154 600 689" svg:viewBox="0 0 601 690">
          <text:p/>
        </draw:connector>
        <draw:custom-shape draw:style-name="gr10" draw:text-style-name="P8" xml:id="id24" draw:id="id24" draw:layer="layout" svg:width="3.5cm" svg:height="1.57cm" svg:x="32.2cm" svg:y="26.3cm">
          <text:p text:style-name="P1"><text:span text:style-name="T4">Cierto o falso</text:span></text:p>
          <draw:enhanced-geometry svg:viewBox="0 0 21600 21600" draw:glue-points="10800 0 0 10800 10800 21600 21600 10800" draw:text-areas="0 0 21600 ?f11" draw:type="paper" draw:modifiers="17733.934522642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8" draw:text-style-name="P7" draw:layer="layout" draw:type="curve" svg:x1="31.5cm" svg:y1="27.095cm" svg:x2="32.2cm" svg:y2="27.085cm" draw:start-shape="id10" draw:start-glue-point="10" draw:end-shape="id24" draw:end-glue-point="5" svg:d="M31500 27095c544 0 195-10 700-10" svg:viewBox="0 0 701 11">
          <text:p/>
        </draw:connector>
        <draw:custom-shape draw:style-name="gr10" draw:text-style-name="P8" xml:id="id25" draw:id="id25" draw:layer="layout" svg:width="3.5cm" svg:height="1.57cm" svg:x="32cm" svg:y="28.83cm">
          <text:p text:style-name="P1"><text:span text:style-name="T4">Fecha y hora</text:span></text:p>
          <draw:enhanced-geometry svg:viewBox="0 0 21600 21600" draw:glue-points="10800 0 0 10800 10800 21600 21600 10800" draw:text-areas="0 0 21600 ?f11" draw:type="paper" draw:modifiers="17733.934522642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8" xml:id="id26" draw:id="id26" draw:layer="layout" svg:width="3.5cm" svg:height="1.57cm" svg:x="25.7cm" svg:y="32.13cm">
          <text:p text:style-name="P1"><text:span text:style-name="T4">Fecha y hora</text:span></text:p>
          <draw:enhanced-geometry svg:viewBox="0 0 21600 21600" draw:glue-points="10800 0 0 10800 10800 21600 21600 10800" draw:text-areas="0 0 21600 ?f11" draw:type="paper" draw:modifiers="17733.934522642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8" draw:text-style-name="P7" draw:layer="layout" draw:type="curve" svg:x1="32cm" svg:y1="29.615cm" svg:x2="31.5cm" svg:y2="29.106cm" draw:start-shape="id25" draw:start-glue-point="5" draw:end-shape="id11" draw:end-glue-point="10" svg:d="M32000 29615c-355 0-106-509-500-509" svg:viewBox="0 0 501 510">
          <text:p/>
        </draw:connector>
        <draw:connector draw:style-name="gr8" draw:text-style-name="P7" draw:layer="layout" draw:type="curve" svg:x1="27.254cm" svg:y1="31.264cm" svg:x2="27.45cm" svg:y2="32.13cm" draw:start-shape="id12" draw:start-glue-point="9" draw:end-shape="id26" draw:end-glue-point="4" svg:d="M27254 31264c0 844 196 412 196 866" svg:viewBox="0 0 197 867">
          <text:p/>
        </draw:connector>
        <draw:custom-shape draw:style-name="gr11" draw:text-style-name="P8" xml:id="id27" draw:id="id27" draw:layer="layout" svg:width="5.3cm" svg:height="1.57cm" svg:x="17.5cm" svg:y="32.3cm">
          <text:p text:style-name="P1"><text:span text:style-name="T4">Longitud &lt; 500 caracteres</text:span></text:p>
          <draw:enhanced-geometry svg:viewBox="0 0 21600 21600" draw:glue-points="10800 0 0 10800 10800 21600 21600 10800" draw:text-areas="0 0 21600 ?f11" draw:type="paper" draw:modifiers="17733.934522642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8" draw:text-style-name="P7" draw:layer="layout" draw:type="curve" svg:x1="20.15cm" svg:y1="31.3cm" svg:x2="20.15cm" svg:y2="32.3cm" draw:start-shape="id13" draw:end-shape="id27" draw:end-glue-point="4" svg:d="M20150 31300v1000" svg:viewBox="0 0 1 1001">
          <text:p/>
        </draw:connector>
        <draw:custom-shape draw:style-name="gr9" draw:text-style-name="P8" xml:id="id28" draw:id="id28" draw:layer="layout" svg:width="5.1cm" svg:height="1.57cm" svg:x="31.9cm" svg:y="23.83cm">
          <text:p text:style-name="P1"><text:span text:style-name="T4">Longitud &lt; 50 caracteres</text:span></text:p>
          <draw:enhanced-geometry svg:viewBox="0 0 21600 21600" draw:glue-points="10800 0 0 10800 10800 21600 21600 10800" draw:text-areas="0 0 21600 ?f11" draw:type="paper" draw:modifiers="17733.934522642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8" draw:text-style-name="P7" draw:layer="layout" draw:type="curve" svg:x1="30.7cm" svg:y1="25.094cm" svg:x2="31.9cm" svg:y2="24.615cm" draw:start-shape="id9" draw:end-shape="id28" draw:end-glue-point="5" svg:d="M30700 25094c919 0 320-479 1200-479" svg:viewBox="0 0 1201 480">
          <text:p/>
        </draw:connector>
        <draw:custom-shape draw:style-name="gr9" draw:text-style-name="P8" xml:id="id29" draw:id="id29" draw:layer="layout" svg:width="5.1cm" svg:height="1.57cm" svg:x="8cm" svg:y="12.93cm">
          <text:p text:style-name="P1"><text:span text:style-name="T4">Longitud &lt; 50 caracteres</text:span></text:p>
          <draw:enhanced-geometry svg:viewBox="0 0 21600 21600" draw:glue-points="10800 0 0 10800 10800 21600 21600 10800" draw:text-areas="0 0 21600 ?f11" draw:type="paper" draw:modifiers="17733.934522642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8" draw:text-style-name="P7" draw:layer="layout" draw:type="curve" svg:x1="13.1cm" svg:y1="13.715cm" svg:x2="13.946cm" svg:y2="14.436cm" draw:start-shape="id29" draw:start-glue-point="7" draw:end-shape="id14" draw:end-glue-point="5" svg:d="M13100 13715c564 0 846 240 846 721" svg:viewBox="0 0 847 722">
          <text:p/>
        </draw:connector>
        <draw:custom-shape draw:style-name="gr12" draw:text-style-name="P3" xml:id="id31" draw:id="id31" draw:layer="layout" svg:width="4.1cm" svg:height="1.411cm" svg:x="7.2cm" svg:y="15.589cm">
          <text:p text:style-name="P1">LONGITU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30" draw:id="id30" draw:layer="layout" svg:width="4.101cm" svg:height="1.311cm" svg:x="7.2cm" svg:y="17.489cm">
          <text:p text:style-name="P1">LATITU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line" svg:x1="10.701cm" svg:y1="17.681cm" svg:x2="12cm" svg:y2="17.206cm" draw:start-shape="id30" draw:start-glue-point="11" draw:end-shape="id15" draw:end-glue-point="6" svg:d="M10701 17681l1299-475" svg:viewBox="0 0 1300 476">
          <text:p/>
        </draw:connector>
        <draw:connector draw:style-name="gr8" draw:text-style-name="P7" draw:layer="layout" draw:type="line" svg:x1="10.7cm" svg:y1="16.794cm" svg:x2="12cm" svg:y2="17.206cm" draw:start-shape="id31" draw:start-glue-point="9" draw:end-shape="id15" draw:end-glue-point="6" svg:d="M10700 16794l1300 412" svg:viewBox="0 0 1301 413">
          <text:p/>
        </draw:connector>
        <draw:custom-shape draw:style-name="gr11" draw:text-style-name="P8" xml:id="id32" draw:id="id32" draw:layer="layout" svg:width="5.3cm" svg:height="1.57cm" svg:x="30.7cm" svg:y="13.4cm">
          <text:p text:style-name="P1"><text:span text:style-name="T4">Longitud &lt; 500 caracteres</text:span></text:p>
          <draw:enhanced-geometry svg:viewBox="0 0 21600 21600" draw:glue-points="10800 0 0 10800 10800 21600 21600 10800" draw:text-areas="0 0 21600 ?f11" draw:type="paper" draw:modifiers="17733.934522642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8" draw:text-style-name="P7" draw:layer="layout" draw:type="curve" svg:x1="29.554cm" svg:y1="14.836cm" svg:x2="30.7cm" svg:y2="14.185cm" draw:start-shape="id17" draw:start-glue-point="11" draw:end-shape="id32" draw:end-glue-point="5" svg:d="M29554 14836c0-434 382-651 1146-651" svg:viewBox="0 0 1147 652">
          <text:p/>
        </draw:connector>
        <draw:custom-shape draw:style-name="gr11" draw:text-style-name="P8" xml:id="id33" draw:id="id33" draw:layer="layout" svg:width="5.3cm" svg:height="1.57cm" svg:x="32.6cm" svg:y="16.43cm">
          <text:p text:style-name="P1"><text:span text:style-name="T4">Habilitado o deshabilitado</text:span></text:p>
          <draw:enhanced-geometry svg:viewBox="0 0 21600 21600" draw:glue-points="10800 0 0 10800 10800 21600 21600 10800" draw:text-areas="0 0 21600 ?f11" draw:type="paper" draw:modifiers="17733.934522642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8" draw:text-style-name="P7" draw:layer="layout" draw:type="curve" svg:x1="31.6cm" svg:y1="17.495cm" svg:x2="32.6cm" svg:y2="17.215cm" draw:start-shape="id19" draw:start-glue-point="10" draw:end-shape="id33" draw:end-glue-point="5" svg:d="M31600 17495c769 0 270-280 1000-280" svg:viewBox="0 0 1001 281">
          <text:p/>
        </draw:connector>
        <draw:custom-shape draw:style-name="gr11" draw:text-style-name="P8" xml:id="id34" draw:id="id34" draw:layer="layout" svg:width="5.3cm" svg:height="1.57cm" svg:x="31.1cm" svg:y="19.23cm">
          <text:p text:style-name="P1"><text:span text:style-name="T4">Longitud &lt; 150 </text:span><text:span text:style-name="T4">caracteres</text:span></text:p>
          <draw:enhanced-geometry svg:viewBox="0 0 21600 21600" draw:glue-points="10800 0 0 10800 10800 21600 21600 10800" draw:text-areas="0 0 21600 ?f11" draw:type="paper" draw:modifiers="17733.934522642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8" draw:text-style-name="P7" draw:layer="layout" draw:type="curve" svg:x1="30.2cm" svg:y1="19.595cm" svg:x2="31.1cm" svg:y2="20.015cm" draw:start-shape="id18" draw:start-glue-point="10" draw:end-shape="id34" draw:end-glue-point="5" svg:d="M30200 19595c694 0 245 420 900 420" svg:viewBox="0 0 901 421">
          <text:p/>
        </draw:connector>
        <draw:custom-shape draw:style-name="gr9" draw:text-style-name="P8" xml:id="id35" draw:id="id35" draw:layer="layout" svg:width="5.1cm" svg:height="1.57cm" svg:x="13.3cm" svg:y="20.8cm">
          <text:p text:style-name="P1"><text:span text:style-name="T4">URL a una imagen</text:span></text:p>
          <draw:enhanced-geometry svg:viewBox="0 0 21600 21600" draw:glue-points="10800 0 0 10800 10800 21600 21600 10800" draw:text-areas="0 0 21600 ?f11" draw:type="paper" draw:modifiers="17733.934522642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8" draw:text-style-name="P7" draw:layer="layout" draw:type="curve" svg:x1="15.85cm" svg:y1="20.8cm" svg:x2="16.15cm" svg:y2="20.1cm" draw:start-shape="id35" draw:start-glue-point="4" draw:end-shape="id16" draw:end-glue-point="8" svg:d="M15850 20800c0-505 300-156 300-700" svg:viewBox="0 0 301 701">
          <text:p/>
        </draw:connector>
        <draw:custom-shape draw:style-name="gr9" draw:text-style-name="P8" xml:id="id36" draw:id="id36" draw:layer="layout" svg:width="5.1cm" svg:height="1.57cm" svg:x="12.2cm" svg:y="6.43cm">
          <text:p text:style-name="P1"><text:span text:style-name="T4">Patrón: [a-z0-9.]{1,10}</text:span></text:p>
          <draw:enhanced-geometry svg:viewBox="0 0 21600 21600" draw:glue-points="10800 0 0 10800 10800 21600 21600 10800" draw:text-areas="0 0 21600 ?f11" draw:type="paper" draw:modifiers="17733.934522642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8" draw:text-style-name="P7" draw:layer="layout" draw:type="curve" svg:x1="14.75cm" svg:y1="8cm" svg:x2="15.65cm" svg:y2="8.9cm" draw:start-shape="id36" draw:start-glue-point="6" draw:end-shape="id20" draw:end-glue-point="4" svg:d="M14750 8000c0 657 900 207 900 900" svg:viewBox="0 0 901 901">
          <text:p/>
        </draw:connector>
        <draw:custom-shape draw:style-name="gr9" draw:text-style-name="P8" xml:id="id37" draw:id="id37" draw:layer="layout" svg:width="5.1cm" svg:height="1.57cm" svg:x="26.1cm" svg:y="6.7cm">
          <text:p text:style-name="P1"><text:span text:style-name="T4">Limitado o administrador</text:span></text:p>
          <draw:enhanced-geometry svg:viewBox="0 0 21600 21600" draw:glue-points="10800 0 0 10800 10800 21600 21600 10800" draw:text-areas="0 0 21600 ?f11" draw:type="paper" draw:modifiers="17733.934522642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8" draw:text-style-name="P7" draw:layer="layout" draw:type="curve" svg:x1="28.35cm" svg:y1="8.99cm" svg:x2="28.65cm" svg:y2="8.27cm" draw:start-shape="id22" draw:start-glue-point="4" draw:end-shape="id37" draw:end-glue-point="6" svg:d="M28350 8990c0-558 300-198 300-720" svg:viewBox="0 0 301 721">
          <text:p/>
        </draw:connector>
        <draw:custom-shape draw:style-name="gr9" draw:text-style-name="P8" xml:id="id38" draw:id="id38" draw:layer="layout" svg:width="5.1cm" svg:height="1.57cm" svg:x="19.5cm" svg:y="4.13cm">
          <text:p text:style-name="P1"><text:span text:style-name="T4">5 &lt; longitud &lt; 20</text:span></text:p>
          <draw:enhanced-geometry svg:viewBox="0 0 21600 21600" draw:glue-points="10800 0 0 10800 10800 21600 21600 10800" draw:text-areas="0 0 21600 ?f11" draw:type="paper" draw:modifiers="17733.934522642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8" draw:text-style-name="P7" draw:layer="layout" draw:type="curve" svg:x1="21.95cm" svg:y1="6.49cm" svg:x2="22.05cm" svg:y2="5.7cm" draw:start-shape="id21" draw:start-glue-point="4" draw:end-shape="id38" draw:end-glue-point="6" svg:d="M21950 6490c0-610 100-216 100-790" svg:viewBox="0 0 101 79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5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7T01:37:38.589329682</meta:creation-date>
    <meta:editing-duration>P0D</meta:editing-duration>
    <meta:editing-cycles>1</meta:editing-cycles>
    <meta:generator>LibreOffice/5.1.6.2$Linux_X86_64 LibreOffice_project/10m0$Build-2</meta:generator>
    <meta:document-statistic meta:object-count="75"/>
  </office:meta>
</office:document-meta>
</file>